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sterBodoni BT" svg:font-family="'PosterBodoni BT', Cambria" style:font-family-generic="roman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1875in" fo:margin-left="0.0125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2.7917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2111in" table:align="left" style:writing-mode="lr-tb"/>
    </style:style>
    <style:style style:name="Table2.A" style:family="table-column">
      <style:table-column-properties style:column-width="5.409in"/>
    </style:style>
    <style:style style:name="Table2.B" style:family="table-column">
      <style:table-column-properties style:column-width="0.8076in"/>
    </style:style>
    <style:style style:name="Table2.C" style:family="table-column">
      <style:table-column-properties style:column-width="0.9944in"/>
    </style:style>
    <style:style style:name="Table2.1" style:family="table-row">
      <style:table-row-properties style:min-row-height="0.4264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2.791in" fo:keep-together="auto"/>
    </style:style>
    <style:style style:name="Table2.3" style:family="table-row">
      <style:table-row-properties style:min-row-height="0.3868in" fo:keep-together="auto"/>
    </style:style>
    <style:style style:name="P1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2" style:family="paragraph" style:parent-style-name="Standard">
      <style:text-properties style:font-name="PosterBodoni BT" fo:font-size="9pt" style:font-name-asian="PosterBodoni BT" style:font-size-asian="9pt" style:font-name-complex="PosterBodoni BT" style:font-size-complex="9pt"/>
    </style:style>
    <style:style style:name="P3" style:family="paragraph" style:parent-style-name="Standard">
      <style:text-properties style:font-name="PosterBodoni BT" fo:font-size="9pt" style:font-size-asian="9pt" style:font-size-complex="9pt"/>
    </style:style>
    <style:style style:name="P4" style:family="paragraph" style:parent-style-name="Standard">
      <style:text-properties style:font-name="PosterBodoni BT" fo:font-size="9pt" style:font-size-asian="9pt" style:font-name-complex="Georgia" style:font-size-complex="9pt"/>
    </style:style>
    <style:style style:name="P5" style:family="paragraph" style:parent-style-name="Standard">
      <style:paragraph-properties fo:text-align="center" style:justify-single-word="false">
        <style:tab-stops>
          <style:tab-stop style:position="6.3335in"/>
        </style:tab-stops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>
        <style:tab-stops>
          <style:tab-stop style:position="0.8646in"/>
        </style:tab-stops>
      </style:paragraph-properties>
    </style:style>
    <style:style style:name="P8" style:family="paragraph" style:parent-style-name="Standard">
      <style:paragraph-properties fo:margin-left="-0.5in" fo:margin-right="0in" fo:text-indent="0in" style:auto-text-indent="false"/>
      <style:text-properties style:font-name="Arial" fo:font-size="9pt" style:font-name-asian="Arial" style:font-size-asian="9pt" style:font-name-complex="Arial" style:font-size-complex="9pt"/>
    </style:style>
    <style:style style:name="P9" style:family="paragraph" style:parent-style-name="Standard">
      <style:paragraph-properties fo:margin-left="-0.5in" fo:margin-right="0in" fo:text-indent="0in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Standard">
      <style:paragraph-properties style:snap-to-layout-grid="false"/>
      <style:text-properties fo:color="#000000" loext:opacity="100%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/>
    </style:style>
    <style:style style:name="P12" style:family="paragraph" style:parent-style-name="Standard">
      <style:paragraph-properties style:snap-to-layout-grid="false"/>
      <style:text-properties fo:color="#000000" loext:opacity="100%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0pt" fo:font-weight="bold" style:font-size-asian="10pt" style:font-weight-asian="bold" style:font-size-complex="10pt"/>
    </style:style>
    <style:style style:name="P14" style:family="paragraph" style:parent-style-name="Standard">
      <style:text-properties fo:color="#000000" loext:opacity="100%" fo:font-size="10pt" fo:font-weight="bold" style:font-size-asian="10pt" style:font-weight-asian="bold" style:font-size-complex="10pt"/>
    </style:style>
    <style:style style:name="P15" style:family="paragraph" style:parent-style-name="Standard">
      <style:text-properties fo:color="#000000" loext:opacity="100%" fo:font-size="10pt" officeooo:paragraph-rsid="00159eae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Arial" fo:font-size="9pt" officeooo:rsid="00159eae" officeooo:paragraph-rsid="00159eae" style:font-size-asian="9pt" style:font-name-complex="Arial" style:font-size-complex="9p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text-properties fo:font-size="11pt" style:font-size-asian="11pt" style:font-size-complex="11pt"/>
    </style:style>
    <style:style style:name="P20" style:family="paragraph" style:parent-style-name="Standard">
      <style:paragraph-properties fo:margin-left="0.6874in" fo:margin-right="0in" fo:text-indent="0in" style:auto-text-indent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.6252in" fo:margin-right="0in" fo:text-indent="0in" style:auto-text-indent="false"/>
      <style:text-properties fo:font-size="11pt" style:font-size-asian="11pt" style:font-size-complex="11pt"/>
    </style:style>
    <style:style style:name="P22" style:family="paragraph" style:parent-style-name="Standard">
      <style:paragraph-properties>
        <style:tab-stops>
          <style:tab-stop style:position="3.3752in"/>
        </style:tab-stops>
      </style:paragraph-properties>
      <style:text-properties fo:font-size="11pt" style:font-size-asian="11pt" style:font-size-complex="11pt"/>
    </style:style>
    <style:style style:name="P23" style:family="paragraph" style:parent-style-name="Standard">
      <style:paragraph-properties fo:margin-left="0.3646in" fo:margin-right="0in" fo:text-indent="0in" style:auto-text-indent="false">
        <style:tab-stops>
          <style:tab-stop style:position="3.3752in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5" style:family="paragraph" style:parent-style-name="Standard">
      <style:text-properties fo:font-size="11pt" officeooo:paragraph-rsid="00174780" style:font-size-asian="11pt" style:font-size-complex="11pt"/>
    </style:style>
    <style:style style:name="P26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27" style:family="paragraph" style:parent-style-name="Standard">
      <style:text-properties text:display="none"/>
    </style:style>
    <style:style style:name="P28" style:family="paragraph" style:parent-style-name="Standard">
      <style:text-properties fo:font-weight="bold" style:font-weight-asian="bold"/>
    </style:style>
    <style:style style:name="P29" style:family="paragraph" style:parent-style-name="Standard">
      <style:paragraph-properties fo:margin-left="-0.5in" fo:margin-right="0in" fo:text-indent="0in" style:auto-text-indent="false"/>
      <style:text-properties fo:font-weight="bold" style:font-weight-asian="bold"/>
    </style:style>
    <style:style style:name="P30" style:family="paragraph" style:parent-style-name="Standard">
      <style:paragraph-properties style:snap-to-layout-grid="false">
        <style:tab-stops>
          <style:tab-stop style:position="3.3752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1" style:family="paragraph" style:parent-style-name="Standard">
      <style:text-properties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 fo:margin-left="0.3646in" fo:margin-right="0in" fo:text-indent="0in" style:auto-text-indent="false">
        <style:tab-stops>
          <style:tab-stop style:position="3.3752in"/>
        </style:tab-stops>
      </style:paragraph-properties>
      <style:text-properties fo:font-size="10pt" style:font-size-asian="10pt" style:font-size-complex="10pt"/>
    </style:style>
    <style:style style:name="P33" style:family="paragraph" style:parent-style-name="Standard">
      <style:text-properties fo:font-style="italic" fo:font-weight="bold" style:font-style-asian="italic" style:font-weight-asian="bold"/>
    </style:style>
    <style:style style:name="P34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3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36" style:family="paragraph" style:parent-style-name="Standard">
      <style:paragraph-properties fo:margin-left="-0.5in" fo:margin-right="0in" fo:text-indent="0in" style:auto-text-indent="false"/>
    </style:style>
    <style:style style:name="P37" style:family="paragraph" style:parent-style-name="Standard" style:list-style-name="L1"/>
    <style:style style:name="P3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name-complex="Times New Roman" style:font-size-complex="9pt" style:font-weight-complex="bold"/>
    </style:style>
    <style:style style:name="T3" style:family="text">
      <style:text-properties style:font-name="PosterBodoni BT" fo:font-size="9pt" style:font-size-asian="9pt" style:font-name-complex="Georgia" style:font-size-complex="9pt"/>
    </style:style>
    <style:style style:name="T4" style:family="text">
      <style:text-properties style:font-name="PosterBodoni BT" fo:font-size="9pt" style:font-name-asian="PosterBodoni BT" style:font-size-asian="9pt" style:font-name-complex="PosterBodoni BT" style:font-size-complex="9pt"/>
    </style:style>
    <style:style style:name="T5" style:family="text">
      <style:text-properties style:font-name-complex="Georgia"/>
    </style:style>
    <style:style style:name="T6" style:family="text">
      <style:text-properties style:font-name-asian="PosterBodoni BT" style:font-name-complex="PosterBodoni B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font-weight="bold" officeooo:rsid="00161f2b" style:font-size-asian="11pt" style:font-weight-asian="bold" style:font-size-complex="11pt"/>
    </style:style>
    <style:style style:name="T9" style:family="text">
      <style:text-properties fo:font-size="11pt" fo:font-weight="bold" officeooo:rsid="00174780" style:font-size-asian="11pt" style:font-weight-asian="bold" style:font-size-complex="11pt"/>
    </style:style>
    <style:style style:name="T10" style:family="text">
      <style:text-properties fo:font-size="11pt" fo:font-weight="bold" officeooo:rsid="0018fc1f" style:font-size-asian="11pt" style:font-weight-asian="bold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159eae" style:font-size-asian="11pt" style:font-size-complex="11pt"/>
    </style:style>
    <style:style style:name="T13" style:family="text">
      <style:text-properties fo:font-size="11pt" officeooo:rsid="00161f2b" style:font-size-asian="11pt" style:font-size-complex="11pt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size="11pt" fo:font-weight="bold" style:font-size-asian="11pt" style:font-weight-asian="bold" style:font-size-complex="11pt"/>
    </style:style>
    <style:style style:name="T16" style:family="text">
      <style:text-properties fo:color="#000000" loext:opacity="100%" style:font-name="Arial" fo:font-size="9pt" style:font-size-asian="9pt" style:font-name-complex="Arial" style:font-size-complex="9pt"/>
    </style:style>
    <style:style style:name="T17" style:family="text">
      <style:text-properties fo:color="#000000" loext:opacity="100%" style:font-name="Arial" fo:font-size="9pt" style:font-size-asian="9pt" style:font-name-complex="Arial" style:font-size-complex="9pt" style:font-weight-complex="bold"/>
    </style:style>
    <style:style style:name="T18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19" style:family="text">
      <style:text-properties fo:color="#000000" loext:opacity="100%" fo:font-size="9pt" fo:font-weight="bold" style:font-size-asian="9pt" style:font-weight-asian="bold" style:font-size-complex="9pt"/>
    </style:style>
    <style:style style:name="T20" style:family="text">
      <style:text-properties fo:color="#000000" loext:opacity="100%" fo:font-size="9pt" fo:language="fr" fo:country="FR" style:font-size-asian="9pt" style:font-size-complex="9pt"/>
    </style:style>
    <style:style style:name="T21" style:family="text">
      <style:text-properties fo:color="#000000" loext:opacity="100%" fo:font-size="10pt" fo:font-weight="bold" style:font-size-asian="10pt" style:font-weight-asian="bold" style:font-size-complex="10pt"/>
    </style:style>
    <style:style style:name="T22" style:family="text">
      <style:text-properties fo:color="#000000" loext:opacity="100%" fo:font-size="10pt" style:font-size-asian="10pt" style:font-size-complex="10pt"/>
    </style:style>
    <style:style style:name="T23" style:family="text">
      <style:text-properties fo:color="#000000" loext:opacity="100%" fo:font-weight="bold" style:font-weight-asian="bold"/>
    </style:style>
    <style:style style:name="T24" style:family="text">
      <style:text-properties fo:color="#000000" loext:opacity="100%" fo:font-size="20pt" fo:font-weight="bold" style:font-size-asian="20pt" style:font-weight-asian="bold" style:font-size-complex="20pt"/>
    </style:style>
    <style:style style:name="T25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26" style:family="text">
      <style:text-properties style:font-name="Arial" fo:font-size="11pt" style:font-size-asian="11pt" style:font-name-complex="Arial" style:font-size-complex="11pt"/>
    </style:style>
    <style:style style:name="T27" style:family="text">
      <style:text-properties fo:font-size="10pt" fo:font-weight="bold" style:font-size-asian="10pt" style:font-weight-asian="bold" style:font-size-complex="10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color="#0000ff" loext:opacity="100%"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30" style:family="text">
      <style:text-properties fo:color="#0000ff" loext:opacity="100%" style:font-name="Arial" fo:font-size="9pt" style:text-underline-style="solid" style:text-underline-width="auto" style:text-underline-color="font-color" officeooo:rsid="00159eae" style:font-size-asian="9pt" style:font-name-complex="Arial" style:font-size-complex="9pt"/>
    </style:style>
    <style:style style:name="T31" style:family="text">
      <style:text-properties fo:font-style="italic" fo:font-weight="bold" style:font-style-asian="italic" style:font-weight-asian="bold"/>
    </style:style>
    <style:style style:name="T32" style:family="text">
      <style:text-properties officeooo:rsid="00159eae"/>
    </style:style>
    <style:style style:name="T33" style:family="text">
      <style:text-properties officeooo:rsid="00161f2b"/>
    </style:style>
    <style:style style:name="T34" style:family="text">
      <style:text-properties officeooo:rsid="00174780"/>
    </style:style>
    <style:style style:name="T35" style:family="text">
      <style:text-properties officeooo:rsid="0018fc1f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516in" fo:text-indent="-0.25in" fo:margin-left="2.451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7016in" fo:text-indent="-0.25in" fo:margin-left="2.701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516in" fo:text-indent="-0.25in" fo:margin-left="2.951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016in" fo:text-indent="-0.25in" fo:margin-left="3.201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4516in" fo:text-indent="-0.25in" fo:margin-left="3.451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7016in" fo:text-indent="-0.25in" fo:margin-left="3.7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9516in" fo:text-indent="-0.25in" fo:margin-left="3.951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2016in" fo:text-indent="-0.25in" fo:margin-left="4.201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4516in" fo:text-indent="-0.25in" fo:margin-left="4.451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7016in" fo:text-indent="-0.25in" fo:margin-left="4.7016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1.2811in" fo:min-width="6.8535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67051372" text:style-name="L1">
        <text:list-item>
          <text:p text:style-name="P37"><draw:custom-shape text:anchor-type="char" draw:z-index="1" draw:name="Rectangle1" draw:style-name="gr1" draw:text-style-name="P38" svg:width="7.2012in" svg:height="1.4622in" svg:x="-0.0673in" svg:y="-0.3in"><text:p/><draw:enhanced-geometry svg:viewBox="0 0 21600 21600" draw:type="rectangle" draw:enhanced-path="M 0 0 L 21600 0 21600 21600 0 21600 0 0 Z N"/></draw:custom-shape><draw:frame draw:style-name="fr1" draw:name="Frame1" text:anchor-type="char" svg:x="-0.25in" svg:y="0.3693in" svg:width="1in" svg:height="0.7236in" draw:z-index="3"><draw:text-box><text:p text:style-name="P2"><text:s text:c="6"/></text:p><text:p text:style-name="P2"><text:s text:c="8"/></text:p><text:p text:style-name="P3"><text:span text:style-name="T6"><text:s text:c="11"/></text:span><text:span text:style-name="T5">BS</text:span></text:p><text:p text:style-name="P4"/><text:p text:style-name="P4"/><text:p text:style-name="P4"/><text:p text:style-name="P4"/><text:p text:style-name="P4"/><text:p text:style-name="P4"/><text:p text:style-name="P4"/><text:p text:style-name="Standard"><text:span text:style-name="T4"><text:s text:c="3"/></text:span><text:span text:style-name="T3">PEIPL <text:s text:c="3"/></text:span><text:span text:style-name="T15">L</text:span></text:p></draw:text-box></draw:frame><text:span text:style-name="T24">BALAJI SERVICES.</text:span></text:p>
        </text:list-item>
      </text:list>
      <text:p text:style-name="P5"><text:span text:style-name="T25">ONLINE</text:span><text:span text:style-name="T26"> </text:span><text:span text:style-name="T25">LEAK SEALING/ MATERIAL SUPPLIER </text:span></text:p>
      <text:p text:style-name="P7"><text:span text:style-name="T16"><text:tab/></text:span><text:span text:style-name="T19"> <text:s text:c="24"/></text:span><text:span text:style-name="T21">G-20,</text:span><text:span text:style-name="T22"> Flat No.01, Shree Ganesh Co-op Hsg. Soc; Sector-9, </text:span></text:p>
      <text:p text:style-name="P7"><text:span text:style-name="T22"><text:s text:c="53"/>Gharonda, Ghansoli, Navi, Mumbai -400 701. <text:s text:c="15"/></text:span><text:span text:style-name="T20"><text:s text:c="7"/></text:span></text:p>
      <text:p text:style-name="P6"><draw:custom-shape text:anchor-type="char" draw:z-index="0" draw:name="Shape1" draw:style-name="gr2" draw:text-style-name="P38" svg:width="0.0012in" svg:height="0.0012in" svg:x="-0.1492in" svg:y="-0.9626in"><text:p/><draw:enhanced-geometry svg:viewBox="0 0 21600 21600" draw:type="rectangle" draw:enhanced-path="M 0 0 L 21600 0 21600 21600 0 21600 0 0 Z N"/></draw:custom-shape><text:span text:style-name="T16">Mobile: </text:span><text:span text:style-name="T17">9820027556</text:span><text:span text:style-name="T16">/ 9820027546</text:span></text:p>
      <text:p text:style-name="Standard"><text:span text:style-name="T18"><text:s text:c="72"/></text:span><text:span text:style-name="T16">Email: </text:span><text:a xlink:type="simple" xlink:href="mailto:spujari79@gmail.com" text:style-name="Internet_20_link" text:visited-style-name="Visited_20_Internet_20_Link"><text:span text:style-name="T29">spujari79@gmai</text:span></text:a><text:span text:style-name="T30">l.com</text:span></text:p>
      <text:p text:style-name="P16"/>
      <text:p text:style-name="P16"/>
      <text:p text:style-name="P17">INVOIC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/>
            <text:p text:style-name="P18"><text:span text:style-name="T23"><text:s text:c="6"/>To</text:span><text:span text:style-name="T14">: S.K. ENGINEERS,</text:span></text:p>
            <text:p text:style-name="P11"><text:s text:c="14"/>C/o. Sadique Qureshi,</text:p>
            <text:p text:style-name="P11"><text:s text:c="14"/>Near Jolly motors,</text:p>
            <text:p text:style-name="P11"><text:s text:c="15"/>Jaipura ward no. 02,</text:p>
            <text:p text:style-name="P11"><text:s text:c="15"/>Chandrapur-442 401.</text:p>
            <text:p text:style-name="P11"><text:s text:c="13"/>Mo no.: 9890227565 / 9422616822 <text:s/></text:p>
          </table:table-cell>
          <table:table-cell table:style-name="Table1.A1" office:value-type="string">
            <text:p text:style-name="P12"/>
            <text:p text:style-name="P15">TAX INVOICE NO.: <text:span text:style-name="T32">11</text:span></text:p>
            <text:p text:style-name="P15"><text:span text:style-name="T11">DATE : </text:span><text:span text:style-name="T12">1</text:span><text:span text:style-name="T13">8</text:span><text:span text:style-name="T12">/02/2022</text:span></text:p>
          </table:table-cell>
        </table:table-row>
      </table:table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8"><text:s/></text:p>
            <text:p text:style-name="P28"><text:s text:c="52"/>DESCRIPTION</text:p>
          </table:table-cell>
          <table:table-cell table:style-name="Table2.A1" office:value-type="string">
            <text:p text:style-name="P28"><text:s text:c="2"/></text:p>
            <text:p text:style-name="P28">QTY</text:p>
          </table:table-cell>
          <table:table-cell table:style-name="Table2.A1" office:value-type="string">
            <text:p text:style-name="P28"><text:s/></text:p>
            <text:p text:style-name="P28">AMOUNT</text:p>
          </table:table-cell>
        </table:table-row>
        <table:table-row table:style-name="Table2.2">
          <table:table-cell table:style-name="Table2.A1" office:value-type="string">
            <text:p text:style-name="P30"/>
            <text:p text:style-name="P32"/>
            <text:p text:style-name="P25">1) <text:span text:style-name="T32">Boiler Suit </text:span><text:s text:c="2"/></text:p>
            <text:p text:style-name="P25"/>
            <text:p text:style-name="P25"><text:s text:c="9"/></text:p>
            <text:p text:style-name="P20"/>
            <text:p text:style-name="P19"><text:s text:c="11"/></text:p>
            <text:p text:style-name="P21"/>
            <text:p text:style-name="P22"/>
            <text:p text:style-name="P23"/>
            <text:p text:style-name="P19"/>
          </table:table-cell>
          <table:table-cell table:style-name="Table2.A1" office:value-type="string">
            <text:p text:style-name="P24"/>
            <text:p text:style-name="P19"><text:s/></text:p>
            <text:p text:style-name="P19"><text:span text:style-name="T33">1</text:span>0nos.</text:p>
            <text:p text:style-name="P19"/>
            <text:p text:style-name="P19"/>
          </table:table-cell>
          <table:table-cell table:style-name="Table2.A1" office:value-type="string">
            <text:p text:style-name="P24"/>
            <text:p text:style-name="P19"/>
            <text:p text:style-name="P19"><text:s text:c="2"/><text:span text:style-name="T35">2000=00</text:span></text:p>
            <text:p text:style-name="P19"/>
            <text:p text:style-name="P19"/>
          </table:table-cell>
        </table:table-row>
        <table:table-row table:style-name="Table2.3">
          <table:table-cell table:style-name="Table2.A1" office:value-type="string">
            <text:p text:style-name="P26"/>
            <text:p text:style-name="Standard"><text:span text:style-name="T7">Rupees: </text:span><text:span text:style-name="T10">TWO THOUSAND</text:span><text:span text:style-name="T8"> ONLY.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4"/>
            <text:p text:style-name="P19"><text:span text:style-name="T35">2000</text:span>=00</text:p>
          </table:table-cell>
        </table:table-row>
      </table:table>
      <text:p text:style-name="Standard"><text:s text:c="55"/><text:span text:style-name="T31"><text:s text:c="11"/></text:span></text:p>
      <text:p text:style-name="P33"/>
      <text:p text:style-name="P34"/>
      <text:p text:style-name="P34"/>
      <text:p text:style-name="Standard"><draw:frame draw:style-name="fr1" draw:name="Frame2" text:anchor-type="char" svg:x="4.048in" svg:y="0.1736in" svg:width="3.4165in" svg:height="2.502in" draw:z-index="2"><draw:text-box><text:p text:style-name="P14"><text:s text:c="12"/>For BALAJI SERVICES.</text:p><text:p text:style-name="P13"/><text:p text:style-name="P14"/><text:p text:style-name="P31"/><text:p text:style-name="P31"/><text:p text:style-name="P31"><text:s text:c="17"/>SANDEEP. D.PUJARI</text:p><text:p text:style-name="Standard"><text:span text:style-name="T27"><text:s text:c="24"/></text:span><text:span text:style-name="T28">(Proprietor)</text:span></text:p><text:p text:style-name="P35"/></draw:text-box></draw:frame></text:p>
      <text:p text:style-name="P36"><text:s/><text:span text:style-name="T1"><text:s text:c="12"/></text:span><text:span text:style-name="T2"><text:s text:c="130"/></text:span></text:p>
      <text:p text:style-name="P36"><text:span text:style-name="T1"><text:s text:c="12"/></text:span><text:span text:style-name="T2"><text:s text:c="131"/></text:span></text:p>
      <text:p text:style-name="P9"/>
      <text:p text:style-name="P8"><text:s text:c="7"/></text:p>
      <text:p text:style-name="P29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sterBodoni BT" svg:font-family="'PosterBodoni BT', Cambria" style:font-family-generic="roman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Visited_20_Internet_20_Link" style:display-name="Visited Internet Link" style:family="text">
      <style:text-properties fo:color="#0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752in" fo:margin-bottom="0in" fo:margin-left="0.8in" fo:margin-right="0.6in" fo:background-color="#ffffff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JETSEAL SERVICES</dc:title>
    <dc:subject/>
    <meta:keyword/>
    <dc:description/>
    <meta:initial-creator>Manoj</meta:initial-creator>
    <meta:creation-date>2021-11-27T23:41:00</meta:creation-date>
    <dc:date>2022-02-18T04:13:23.954000000</dc:date>
    <meta:print-date>2022-02-18T04:13:14.115000000</meta:print-date>
    <meta:editing-cycles>20</meta:editing-cycles>
    <meta:editing-duration>PT17M6S</meta:editing-duration>
    <meta:generator>LibreOffice/7.3.0.3$Windows_x86 LibreOffice_project/0f246aa12d0eee4a0f7adcefbf7c878fc2238db3</meta:generator>
    <meta:document-statistic meta:table-count="2" meta:image-count="0" meta:object-count="0" meta:page-count="1" meta:paragraph-count="40" meta:word-count="78" meta:character-count="1299" meta:non-whitespace-character-count="470"/>
  </office:meta>
</office:document-meta>
</file>